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rtNumberTag.setIntegerOnly( String integer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NumberTag.setMinFractionDigits( String minFractionDigi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NumberTag.setMaxFractionDigits( String maxFractionDigi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NumberTag.setCurrencySymbol( String currencySymb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NumberTag.setCurrencyCode( String currency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NumberTag.createConverter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ConvertNumber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vertNumberTag.setMaxIntegerDigits( String maxIntegerDigi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NumberTag.setGroupingUsed( String groupingUs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NumberTag.setLocale( String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NumberTag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NumberTag.doStartTag( String namespaceURI , String localName , String qName , Attributes at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vertNumberTag.set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NumberTag.setMinIntegerDigits( String minIntegerDigi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